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8b3be" officeooo:paragraph-rsid="00a8b3be"/>
    </style:style>
    <style:style style:name="P47" style:family="paragraph" style:parent-style-name="Standard">
      <style:text-properties officeooo:rsid="00ae7326" officeooo:paragraph-rsid="00ae7326"/>
    </style:style>
    <style:style style:name="P48" style:family="paragraph" style:parent-style-name="Standard">
      <style:text-properties officeooo:rsid="00b18507" officeooo:paragraph-rsid="00b18507"/>
    </style:style>
    <style:style style:name="P49" style:family="paragraph" style:parent-style-name="Standard">
      <style:text-properties officeooo:rsid="00b81ef1" officeooo:paragraph-rsid="00b81ef1"/>
    </style:style>
    <style:style style:name="P50" style:family="paragraph" style:parent-style-name="Standard">
      <style:text-properties officeooo:rsid="00be1d8d" officeooo:paragraph-rsid="00be1d8d"/>
    </style:style>
    <style:style style:name="P51" style:family="paragraph" style:parent-style-name="Standard">
      <style:text-properties fo:font-weight="bold" officeooo:rsid="00c5a0af" officeooo:paragraph-rsid="00c5a0af" style:font-weight-asian="bold" style:font-weight-complex="bold"/>
    </style:style>
    <style:style style:name="P52" style:family="paragraph" style:parent-style-name="Standard">
      <style:text-properties fo:font-weight="bold" officeooo:rsid="00e3dc94" officeooo:paragraph-rsid="00e3dc94" style:font-weight-asian="bold" style:font-weight-complex="bold"/>
    </style:style>
    <style:style style:name="P53" style:family="paragraph" style:parent-style-name="Standard">
      <style:text-properties fo:font-weight="bold" officeooo:rsid="00e870bc" officeooo:paragraph-rsid="00e870bc" style:font-weight-asian="bold" style:font-weight-complex="bold"/>
    </style:style>
    <style:style style:name="P54" style:family="paragraph" style:parent-style-name="Standard">
      <style:text-properties officeooo:rsid="00cd87f7" officeooo:paragraph-rsid="00cd87f7"/>
    </style:style>
    <style:style style:name="P55" style:family="paragraph" style:parent-style-name="Standard">
      <style:text-properties officeooo:rsid="00d0e599" officeooo:paragraph-rsid="00d0e599"/>
    </style:style>
    <style:style style:name="P56" style:family="paragraph" style:parent-style-name="Standard">
      <style:text-properties officeooo:rsid="00d4faec" officeooo:paragraph-rsid="00d4faec"/>
    </style:style>
    <style:style style:name="P57" style:family="paragraph" style:parent-style-name="Standard">
      <style:text-properties officeooo:rsid="00d5e876" officeooo:paragraph-rsid="00d5e876"/>
    </style:style>
    <style:style style:name="P58" style:family="paragraph" style:parent-style-name="Standard">
      <style:text-properties officeooo:rsid="00d78eec" officeooo:paragraph-rsid="00d78eec"/>
    </style:style>
    <style:style style:name="P59" style:family="paragraph" style:parent-style-name="Standard">
      <style:text-properties officeooo:rsid="00d78eec" officeooo:paragraph-rsid="00f4dfd0"/>
    </style:style>
    <style:style style:name="P60" style:family="paragraph" style:parent-style-name="Standard">
      <style:text-properties fo:font-weight="normal" officeooo:rsid="00ccdca3" officeooo:paragraph-rsid="00ccdca3" style:font-weight-asian="normal" style:font-weight-complex="normal"/>
    </style:style>
    <style:style style:name="P61" style:family="paragraph" style:parent-style-name="Standard">
      <style:text-properties officeooo:rsid="00dece8a" officeooo:paragraph-rsid="00dece8a"/>
    </style:style>
    <style:style style:name="P62" style:family="paragraph" style:parent-style-name="Standard">
      <style:text-properties officeooo:rsid="00e07ba4" officeooo:paragraph-rsid="00e07ba4"/>
    </style:style>
    <style:style style:name="P63" style:family="paragraph" style:parent-style-name="Standard">
      <style:text-properties officeooo:rsid="00e38a35" officeooo:paragraph-rsid="00e38a35"/>
    </style:style>
    <style:style style:name="P64" style:family="paragraph" style:parent-style-name="Standard">
      <style:text-properties officeooo:rsid="00e3dc94" officeooo:paragraph-rsid="00e3dc94"/>
    </style:style>
    <style:style style:name="P65" style:family="paragraph" style:parent-style-name="Standard">
      <style:text-properties officeooo:rsid="00f0338e" officeooo:paragraph-rsid="00d78eec"/>
    </style:style>
    <style:style style:name="P66" style:family="paragraph" style:parent-style-name="Standard">
      <style:text-properties officeooo:rsid="00f205ef" officeooo:paragraph-rsid="00f205ef"/>
    </style:style>
    <style:style style:name="P67" style:family="paragraph" style:parent-style-name="Standard">
      <style:text-properties officeooo:rsid="00d78eec" officeooo:paragraph-rsid="00f4dfd0"/>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fo:font-weight="normal" style:font-weight-asian="normal" style:font-weight-complex="normal"/>
    </style:style>
    <style:style style:name="T86" style:family="text">
      <style:text-properties fo:font-weight="normal" officeooo:rsid="00e9dcf3" style:font-weight-asian="normal" style:font-weight-complex="normal"/>
    </style:style>
    <style:style style:name="T87" style:family="text">
      <style:text-properties fo:font-weight="normal" officeooo:rsid="00eb6e5d" style:font-weight-asian="normal" style:font-weight-complex="normal"/>
    </style:style>
    <style:style style:name="T88" style:family="text">
      <style:text-properties officeooo:rsid="00cefc31"/>
    </style:style>
    <style:style style:name="T89" style:family="text">
      <style:text-properties officeooo:rsid="00d0e599"/>
    </style:style>
    <style:style style:name="T90" style:family="text">
      <style:text-properties officeooo:rsid="00d12b85"/>
    </style:style>
    <style:style style:name="T91" style:family="text">
      <style:text-properties officeooo:rsid="00d250d7"/>
    </style:style>
    <style:style style:name="T92" style:family="text">
      <style:text-properties officeooo:rsid="00d30791"/>
    </style:style>
    <style:style style:name="T93" style:family="text">
      <style:text-properties fo:font-weight="bold" style:font-weight-asian="bold" style:font-weight-complex="bold"/>
    </style:style>
    <style:style style:name="T94" style:family="text">
      <style:text-properties officeooo:rsid="00e234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6">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7">Za razliku od relacionih baza podataka, RDF podaci mogu nuditi mnogo vise interesantnih informacija za entitete I njihove veze sa ostalim enittetima.</text:p>
      <text:p text:style-name="P47"/>
      <text:p text:style-name="P47">RDF ogranicenja:</text:p>
      <text:p text:style-name="P47">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8">ZANEMARI. <text:span text:style-name="T68">NEPOTREBNO.</text:span></text:p>
      <text:p text:style-name="P48"/>
      <text:p text:style-name="P48">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49">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8"/>
      <text:p text:style-name="P50">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1"><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60"/>
      <text:p text:style-name="P54">Semanticka trojka:</text:p>
      <text:p text:style-name="P54"/>
      <text:p text:style-name="P54">ili RDF trojka ili jednostavno trojka, je <text:span text:style-name="T88">nerazdvojiva gradivna celina RDF modela podataka. Kao sto ime ukazuje, trojka je set tri entiteta, kojom se ukazuju na izraz o semantickim podacima u formi subjekat-preditak-objekat. </text:span><text:span text:style-name="T89">Subjekat, predikat I objekat:</text:span></text:p>
      <text:p text:style-name="P55">Ovaj format omugucuje se da se znanje prikazuje u masinski citljiv nacin. <text:span text:style-name="T90">Narocito, svaki deo RDF trojke je individulno dostupljiv ponocu jedisntvenog URI</text:span><text:span text:style-name="T91">ja</text:span><text:span text:style-name="T90">. </text:span><text:span text:style-name="T92">Koriscenjem URIa resava problem dvosmislenosti.</text:span></text:p>
      <text:p text:style-name="P55"/>
      <text:p text:style-name="P56">Identifikacija resursa:</text:p>
      <text:p text:style-name="P57">subjekat RDF izraza je ili uniform resource identifier-URI ili prazan cvor, pri cemu oba oznacavaju resurs. Resursi Identifikovani koristeci prazan cvor se nazivaju anonimni resursi. Oni nisu direktno prepoznatljivi iz RDF izraza. Predikat je URI koji takode identifikuje resurs, koji sada predstavlja odnos. Objekat je URI, prazan cvor ili literal. </text:p>
      <text:p text:style-name="P58">RDF nije ogranice za opis internet resursa. </text:p>
      <text:p text:style-name="P58"/>
      <text:p text:style-name="P58">Implementation of <text:span text:style-name="T93">scopes</text:span> does not necessarily require fully reified statements. </text:p>
      <text:p text:style-name="P58">Some implementations allow a single scope identifier to be associated with a </text:p>
      <text:p text:style-name="P58">statement that has not been assigned a URI, itself. Likewise named graphs in </text:p>
      <text:p text:style-name="P58">which a set of triples is named by a URI can represent context without the need </text:p>
      <text:p text:style-name="P58">to reify the triples.</text:p>
      <text:p text:style-name="P58"/>
      <text:p text:style-name="P58"><text:a xlink:type="simple" xlink:href="https://en.wikipedia.org/wiki/Triplestore" text:style-name="Internet_20_link" text:visited-style-name="Visited_20_Internet_20_Link">https://en.wikipedia.org/wiki/Triplestore</text:a></text:p>
      <text:p text:style-name="P58"/>
      <text:p text:style-name="P61">Triplestore ili RDF skladiste je baza podataka namenjena za skladistenje I izvlacenje trojki koristeci upite. Trojka je entitet podatka sacinjen od subjekta-predikata-objekta. </text:p>
      <text:p text:style-name="P62">Poput relacionih baza podataka, informacije u triplestoru su skladistene I dobijane pomocu upitnog jezika. Za razliku od relacionih baza podataka, triplestore je optimizovan za cuvanje I izvlacenje trojki. <text:span text:style-name="T94">Dodatno upitima, trojke obicno mogu biti uvezene I izvezene koristeci Resource Description Framework (RDF) I ostale formate.</text:span></text:p>
      <text:p text:style-name="P62"/>
      <text:p text:style-name="P63">Implementacija:</text:p>
      <text:p text:style-name="P64">Neki triplestores su engines baze podataka gradene od nule, dok su drugi gradeni nadogradnjom postojucih postojucih engina relacionih baza podataka. </text:p>
      <text:p text:style-name="P64">A difficulty with implementing triplestores over SQL is that although "triples" may thus be "stored", implementing efficient querying of a graph-based RDF model (such as mapping from SPARQL) onto SQL queries is difficult.</text:p>
      <text:p text:style-name="P64"/>
      <text:p text:style-name="P52">Adding a name to the triple makes a "quad store" or named graph.</text:p>
      <text:p text:style-name="P53"><text:span text:style-name="T85">Graf baza podataka ima generalizovaniju strukturu od triplestora, koristeci strukturu grafa sa cvorevima, izicama, I svojstvima za predstavljanje I cuvanje podataka. </text:span><text:span text:style-name="T86">Graf baze podataka susedstvo bez indeksa, odnosno svaki element sadrzi direktni pokazivac ka svom susednim elementima. </text:span><text:span text:style-name="T87">Opste graf baze podataka koje mogu sacuvati bilo koji graf su razlicite od specijizovanih graf baza podataka poput triplestorova.</text:span></text:p>
      <text:p text:style-name="P63"/>
      <text:p text:style-name="P58"><text:a xlink:type="simple" xlink:href="https://sparql-playground.sib.swiss/faq" text:style-name="Internet_20_link" text:visited-style-name="Visited_20_Internet_20_Link">https://sparql-playground.sib.swiss/faq</text:a></text:p>
      <text:p text:style-name="P58"><text:a xlink:type="simple" xlink:href="https://gist.github.com/yayamamo/8052bd4620c1c58adff8" text:style-name="Internet_20_link" text:visited-style-name="Visited_20_Internet_20_Link">https://gist.github.com/yayamamo/8052bd4620c1c58adff8</text:a></text:p>
      <text:p text:style-name="P58"><text:soft-page-break/><text:a xlink:type="simple" xlink:href="https://www.w3.org/TR/rdf-syntax-grammar/#section-Syntax-ID-xml-base" text:style-name="Internet_20_link" text:visited-style-name="Visited_20_Internet_20_Link">https://www.w3.org/TR/rdf-syntax-grammar/#section-Syntax-ID-xml-base</text:a></text:p>
      <text:p text:style-name="P66"><text:a xlink:type="simple" xlink:href="https://comunica.dev/docs/query/getting_started/query_app/" text:style-name="Internet_20_link" text:visited-style-name="Visited_20_Internet_20_Link">https://comunica.dev/docs/query/getting_started/query_app/</text:a></text:p>
      <text:p text:style-name="P59"><text:a xlink:type="simple" xlink:href="https://comunica.dev/docs/query/advanced/rdfjs_querying/" text:style-name="Internet_20_link" text:visited-style-name="Visited_20_Internet_20_Link">https://comunica.dev/docs/query/advanced/rdfjs_querying/</text:a></text:p>
      <text:p text:style-name="P59"><text:a xlink:type="simple" xlink:href="https://www.w3.org/TR/xmlbase/#syntax" text:style-name="Internet_20_link" text:visited-style-name="Visited_20_Internet_20_Link">https://www.w3.org/TR/xmlbase/#syntax</text:a></text:p>
      <text:p text:style-name="P59"/>
      <text:p text:style-name="P66"/>
      <text:p text:style-name="P66"/>
      <text:p text:style-name="P65"/>
      <text:p text:style-name="P65"/>
      <text:p text:style-name="P45"/>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16T09:04:36.195400707</dc:date>
    <meta:editing-duration>P2DT4H42M56S</meta:editing-duration>
    <meta:editing-cycles>157</meta:editing-cycles>
    <meta:document-statistic meta:table-count="0" meta:image-count="0" meta:object-count="0" meta:page-count="7" meta:paragraph-count="121" meta:word-count="2792" meta:character-count="20095" meta:non-whitespace-character-count="17392"/>
  </office:meta>
</office:document-meta>
</file>